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dcdf4" officeooo:paragraph-rsid="001dcdf4"/>
    </style:style>
    <style:style style:name="P2" style:family="paragraph" style:parent-style-name="Standard">
      <style:text-properties officeooo:rsid="001e2818" officeooo:paragraph-rsid="001e2818"/>
    </style:style>
    <style:style style:name="P3" style:family="paragraph" style:parent-style-name="Standard">
      <style:text-properties fo:font-weight="bold" officeooo:rsid="001dcdf4" officeooo:paragraph-rsid="001dcdf4" style:font-weight-asian="bold" style:font-weight-complex="bold"/>
    </style:style>
    <style:style style:name="P4" style:family="paragraph" style:parent-style-name="Standard">
      <style:text-properties officeooo:rsid="00244365" officeooo:paragraph-rsid="00244365"/>
    </style:style>
    <style:style style:name="P5" style:family="paragraph" style:parent-style-name="Standard">
      <style:text-properties fo:font-weight="normal" officeooo:rsid="0027db7e" officeooo:paragraph-rsid="0027db7e" style:font-weight-asian="normal" style:font-weight-complex="normal"/>
    </style:style>
    <style:style style:name="T1" style:family="text">
      <style:text-properties style:text-position="super 58%"/>
    </style:style>
    <style:style style:name="T2" style:family="text">
      <style:text-properties style:text-position="0% 100%"/>
    </style:style>
    <style:style style:name="T3" style:family="text">
      <style:text-properties officeooo:rsid="00228473"/>
    </style:style>
    <style:style style:name="T4" style:family="text">
      <style:text-properties fo:font-weight="bold" style:font-weight-asian="bold" style:font-weight-complex="bold"/>
    </style:style>
    <style:style style:name="T5" style:family="text">
      <style:text-properties fo:font-style="normal" fo:font-weight="bold" officeooo:rsid="0027db7e" style:font-style-asian="normal" style:font-weight-asian="bold" style:font-style-complex="normal"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sertion Sort Exercise</text:p>
      <text:p text:style-name="P1">1. What is an advantage of the Insertion sort as compared to the Selection Sort?</text:p>
      <text:p text:style-name="P2">Insertion sort can take advantage of partially sorted lists, and if a list is partially sorted this allows the best case to be O(n) rather than O(n<text:span text:style-name="T1">2</text:span><text:span text:style-name="T2">) as with selection sort.</text:span></text:p>
      <text:p text:style-name="P1"/>
      <text:p text:style-name="P1">2. What is the Big O value for the Insertion Sort in best, worst, and average cases?</text:p>
      <text:p text:style-name="P2">Best: O(n)<text:tab/>Average: O(n<text:span text:style-name="T1">2</text:span><text:span text:style-name="T2">) <text:tab/>Worst: O(n</text:span><text:span text:style-name="T1">2</text:span><text:span text:style-name="T2">)</text:span></text:p>
      <text:p text:style-name="P2"><text:span text:style-name="T2"/></text:p>
      <text:p text:style-name="P1">3. In a sentence or two, describe the basic operation of the Insertion Sort. You may use an</text:p>
      <text:p text:style-name="P1">analogy if desired.</text:p>
      <text:p text:style-name="P2">Move up the list incrementally. Assign the new value to a temporary integer. Then, using the current index you are at, go backwards in the list until the number is higher, with each increment copying the current index value into the one above it (basically over multiple increments shifting all the list values up 1 index.) When the new value is higher, instead of shifting the copying the current index, copy the temporary integer, the new value into the current index + 1. </text:p>
      <text:p text:style-name="P2">Summed up: Copy the to-be-sorted number into a temp integer, shift the index below this value up 1 index until the temp number is less than the current value. Then place the temp value back into the array, just above where the less than statement was triggered. <text:span text:style-name="T3">Much like a deck of cards being sorted a card at a time.</text:span></text:p>
      <text:p text:style-name="P1"/>
      <text:p text:style-name="P1">4. Is the Insertion Sort “incremental” or “divide-and-conquer” in its approach?</text:p>
      <text:p text:style-name="P2">Incremental.</text:p>
      <text:p text:style-name="P1"/>
      <text:p text:style-name="P1">5. What is the purpose of the variable keepGoing?</text:p>
      <text:p text:style-name="P4">To tell the sorter when to stop shifting index values over to the index above them.</text:p>
      <text:p text:style-name="P1"/>
      <text:p text:style-name="P1">6. Why is the k loop started at index 1 instead of index 0?</text:p>
      <text:p text:style-name="P4">Because the while loop does not trigger until k is equal to 1, so starting at 0 would just waste time.</text:p>
      <text:p text:style-name="P1">7. What code would you change to implement a descending sort?</text:p>
      <text:p text:style-name="P4">I’d change if (itemToInsert &lt; a[j] ) to if (itemToInsert &gt; a[j] )</text:p>
      <text:p text:style-name="P1"/>
      <text:p text:style-name="P1">8. Consider applying an ascending Insertion Sort to: 3, 7, 6, 4, 5. Fill in the sequence of</text:p>
      <text:p text:style-name="P1">charts showing the results of each “pass”.</text:p>
      <text:p text:style-name="P1"/>
      <text:p text:style-name="P1">Original data:</text:p>
      <text:p text:style-name="P2"><text:span text:style-name="T5">3</text:span> 7 6 4 5</text:p>
      <text:p text:style-name="P1">End of 1 st pass:</text:p>
      <text:p text:style-name="P5"><text:span text:style-name="T4">3 </text:span>7 6 4 5 <text:bookmark-start text:name="__DdeLink__109_296356055"/>→<text:bookmark-end text:name="__DdeLink__109_296356055"/> <text:bookmark-start text:name="__DdeLink__107_296356055"/><text:span text:style-name="T4">3 7 </text:span>6 4 5<text:bookmark-end text:name="__DdeLink__107_296356055"/></text:p>
      <text:p text:style-name="P1">End of 2 rd pass:</text:p>
      <text:p text:style-name="P5"><text:span text:style-name="T4">3 7 </text:span>6 4 5 →<text:span text:style-name="T4">3 7 7 </text:span>4 5 <text:bookmark-start text:name="__DdeLink__113_296356055"/>→<text:bookmark-end text:name="__DdeLink__113_296356055"/> <text:bookmark-start text:name="__DdeLink__111_296356055"/><text:span text:style-name="T4">3 6 7</text:span> 4 5<text:bookmark-end text:name="__DdeLink__111_296356055"/></text:p>
      <text:p text:style-name="P1">End of 3 rd pass:</text:p>
      <text:p text:style-name="P5"><text:span text:style-name="T4">3 6 7</text:span> 4 5 →<text:span text:style-name="T4">3 6 7 7 </text:span>5 → <text:span text:style-name="T4">3 6 6 7 </text:span>5 <text:bookmark-start text:name="__DdeLink__117_296356055"/>→<text:bookmark-end text:name="__DdeLink__117_296356055"/> <text:bookmark-start text:name="__DdeLink__115_296356055"/><text:span text:style-name="T4">3 4 6 7 </text:span>5<text:bookmark-end text:name="__DdeLink__115_296356055"/></text:p>
      <text:p text:style-name="P1">End of 4 th pass:</text:p>
      <text:p text:style-name="P5"><text:span text:style-name="T4">3 4 6 7 </text:span>5 →<text:span text:style-name="T4">3 4 6 7 7 </text:span>→ <text:span text:style-name="T4">3 4 6 6 7 </text:span>→ <text:span text:style-name="T4">3 4 5 6 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6T09:01:25.219889726</meta:creation-date>
    <dc:date>2017-02-06T09:24:10.380870375</dc:date>
    <meta:editing-duration>PT22M43S</meta:editing-duration>
    <meta:editing-cycles>5</meta:editing-cycles>
    <meta:generator>LibreOffice/5.1.4.2$Linux_X86_64 LibreOffice_project/10m0$Build-2</meta:generator>
    <meta:document-statistic meta:table-count="0" meta:image-count="0" meta:object-count="0" meta:page-count="1" meta:paragraph-count="29" meta:word-count="455" meta:character-count="2177" meta:non-whitespace-character-count="1749"/>
  </office:meta>
</office:document-meta>
</file>